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de8cb" draw:textarea-horizontal-align="justify" draw:textarea-vertical-align="middle" draw:auto-grow-height="false" fo:min-height="8.64cm" fo:min-width="12.327cm"/>
    </style:style>
    <style:style style:name="gr2" style:family="graphic" style:parent-style-name="standard">
      <style:graphic-properties svg:stroke-color="#000000" draw:fill-color="#b2b2b2" draw:textarea-horizontal-align="justify" draw:textarea-vertical-align="middle" draw:auto-grow-height="false" fo:min-height="0.554cm" fo:min-width="1.787cm"/>
      <style:paragraph-properties style:writing-mode="lr-tb"/>
    </style:style>
    <style:style style:name="gr3" style:family="graphic" style:parent-style-name="standard">
      <style:graphic-properties svg:stroke-color="#000000" draw:fill-color="#afd095" draw:textarea-horizontal-align="justify" draw:textarea-vertical-align="top" draw:auto-grow-height="false" fo:min-height="5.846cm" fo:min-width="5.342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766cm" fo:min-width="0.548cm"/>
    </style:style>
    <style:style style:name="gr5" style:family="graphic" style:parent-style-name="standard">
      <style:graphic-properties draw:textarea-horizontal-align="justify" draw:textarea-vertical-align="middle" draw:auto-grow-height="false" fo:min-height="0.299cm" fo:min-width="0.381cm"/>
    </style:style>
    <style:style style:name="gr6" style:family="graphic" style:parent-style-name="standard">
      <style:graphic-properties svg:stroke-color="#000000" draw:fill-color="#3faf46" draw:textarea-horizontal-align="justify" draw:textarea-vertical-align="top" draw:auto-grow-height="false" fo:min-height="1.606cm" fo:min-width="4.484cm"/>
      <style:paragraph-properties style:writing-mode="lr-tb"/>
    </style:style>
    <style:style style:name="gr7" style:family="graphic" style:parent-style-name="standard">
      <style:graphic-properties svg:stroke-color="#000000" draw:fill-color="#ffffa6" draw:textarea-horizontal-align="justify" draw:textarea-vertical-align="top" draw:auto-grow-height="false" fo:min-height="1.887cm" fo:min-width="1.407cm"/>
      <style:paragraph-properties style:writing-mode="lr-tb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2.812cm" fo:min-width="0.517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766cm" fo:min-width="0.51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2" style:family="graphic" style:parent-style-name="objectwithoutfill">
      <style:graphic-properties svg:stroke-width="1.058cm" svg:stroke-color="#666666" draw:marker-start-width="1.787cm" draw:marker-end="Arrow" draw:marker-end-width="1.787cm" draw:fill="solid" draw:textarea-vertical-align="middle" fo:padding-top="0.654cm" fo:padding-bottom="0.654cm" fo:padding-left="0.779cm" fo:padding-right="0.779cm"/>
    </style:style>
    <style:style style:name="gr13" style:family="graphic" style:parent-style-name="standard">
      <style:graphic-properties draw:stroke="none" svg:stroke-width="0cm" svg:stroke-color="#000000" draw:marker-start-width="0.2cm" draw:marker-end-width="0.2cm" draw:fill="solid" draw:fill-color="#ffff6d" draw:opacity="100%" draw:opacity-name="" draw:textarea-horizontal-align="justify" draw:textarea-vertical-align="middle" draw:auto-grow-height="false" fo:min-height="2.808cm" fo:min-width="0.517cm" fo:padding-top="0.125cm" fo:padding-bottom="0.125cm" fo:padding-left="0.25cm" fo:padding-right="0.25cm"/>
    </style:style>
    <style:style style:name="gr14" style:family="graphic" style:parent-style-name="standard">
      <style:graphic-properties draw:stroke="none" draw:textarea-horizontal-align="justify" draw:textarea-vertical-align="middle" draw:auto-grow-height="false" fo:min-height="0.766cm" fo:min-width="4.453cm"/>
    </style:style>
    <style:style style:name="gr15" style:family="graphic" style:parent-style-name="standard">
      <style:graphic-properties draw:stroke="none" draw:fill-color="#ffff6d" draw:textarea-horizontal-align="justify" draw:textarea-vertical-align="middle" draw:auto-grow-height="false" fo:min-height="0.766cm" fo:min-width="8.771cm"/>
    </style:style>
    <style:style style:name="gr16" style:family="graphic" style:parent-style-name="standard">
      <style:graphic-properties svg:stroke-width="0cm" svg:stroke-color="#000000" draw:marker-start-width="0.2cm" draw:marker-end-width="0.2cm" draw:fill="hatch" draw:fill-color="#ffffff" draw:fill-hatch-name="Black_20_90_20_Degrees" draw:textarea-horizontal-align="justify" draw:textarea-vertical-align="middle" draw:auto-grow-height="false" fo:min-height="0.766cm" fo:min-width="13.574cm" fo:padding-top="0.125cm" fo:padding-bottom="0.125cm" fo:padding-left="0.25cm" fo:padding-right="0.25cm"/>
      <style:paragraph-properties style:writing-mode="lr-tb"/>
    </style:style>
    <style:style style:name="gr17" style:family="graphic" style:parent-style-name="standard">
      <style:graphic-properties svg:stroke-width="0cm" svg:stroke-color="#000000" draw:marker-start-width="0.2cm" draw:marker-end-width="0.2cm" draw:fill="hatch" draw:fill-color="#ff0000" draw:fill-hatch-name="Black_20_90_20_Degrees" draw:opacity="100%" draw:opacity-name="" draw:textarea-horizontal-align="justify" draw:textarea-vertical-align="middle" draw:auto-grow-height="false" fo:min-height="2.808cm" fo:min-width="0.517cm" fo:padding-top="0.125cm" fo:padding-bottom="0.125cm" fo:padding-left="0.25cm" fo:padding-right="0.25cm"/>
    </style:style>
    <style:style style:name="gr18" style:family="graphic" style:parent-style-name="standard">
      <style:graphic-properties svg:stroke-color="#000000" draw:textarea-horizontal-align="justify" draw:textarea-vertical-align="top" draw:auto-grow-height="false" fo:min-height="13.085cm" fo:min-width="11.311cm"/>
      <style:paragraph-properties style:writing-mode="lr-tb"/>
    </style:style>
    <style:style style:name="gr19" style:family="graphic" style:parent-style-name="standard">
      <style:graphic-properties svg:stroke-color="#000000" draw:fill-color="#ffff6d" draw:textarea-horizontal-align="justify" draw:textarea-vertical-align="top" draw:auto-grow-height="false" fo:min-height="13.085cm" fo:min-width="11.311cm"/>
      <style:paragraph-properties style:writing-mode="lr-tb"/>
    </style:style>
    <style:style style:name="gr20" style:family="graphic" style:parent-style-name="standard">
      <style:graphic-properties draw:fill-color="#ffffff" draw:textarea-horizontal-align="justify" draw:textarea-vertical-align="top" draw:auto-grow-height="false" fo:min-height="11.226cm" fo:min-width="4.834cm"/>
      <style:paragraph-properties style:writing-mode="lr-tb"/>
    </style:style>
    <style:style style:name="gr21" style:family="graphic" style:parent-style-name="standard">
      <style:graphic-properties svg:stroke-width="0.053cm" svg:stroke-color="#800080" draw:marker-start-width="0.279cm" draw:marker-end-width="0.279cm" draw:fill-color="#e0c2cd" draw:textarea-horizontal-align="justify" draw:textarea-vertical-align="top" draw:auto-grow-height="false" fo:min-height="4.143cm" fo:min-width="6.941cm" fo:padding-top="0.151cm" fo:padding-bottom="0.151cm" fo:padding-left="0.276cm" fo:padding-right="0.276cm"/>
      <style:paragraph-properties style:writing-mode="lr-tb"/>
    </style:style>
    <style:style style:name="gr22" style:family="graphic" style:parent-style-name="standard">
      <style:graphic-properties svg:stroke-color="#800080" draw:fill="none" draw:textarea-horizontal-align="justify" draw:textarea-vertical-align="middle" draw:auto-grow-height="false" fo:min-height="0.258cm" fo:min-width="2.294cm"/>
    </style:style>
    <style:style style:name="gr23" style:family="graphic" style:parent-style-name="objectwithoutfill">
      <style:graphic-properties svg:stroke-color="#800080" draw:fill="solid" draw:textarea-vertical-align="middle"/>
    </style:style>
    <style:style style:name="gr24" style:family="graphic" style:parent-style-name="objectwithoutfill">
      <style:graphic-properties draw:fill="solid" draw:textarea-vertical-align="middle"/>
    </style:style>
    <style:style style:name="gr25" style:family="graphic" style:parent-style-name="standard">
      <style:graphic-properties svg:stroke-color="#000000" draw:fill="none" draw:textarea-horizontal-align="justify" draw:textarea-vertical-align="top" draw:auto-grow-height="false" fo:min-height="4.957cm" fo:min-width="9.787cm"/>
      <style:paragraph-properties style:writing-mode="lr-tb"/>
    </style:style>
    <style:style style:name="gr26" style:family="graphic" style:parent-style-name="standard">
      <style:graphic-properties svg:stroke-color="#000000" draw:fill-color="#ffffff" draw:textarea-horizontal-align="justify" draw:textarea-vertical-align="top" draw:auto-grow-height="false" fo:min-height="1.447cm" fo:min-width="1.659cm"/>
      <style:paragraph-properties style:writing-mode="lr-tb"/>
    </style:style>
    <style:style style:name="gr27" style:family="graphic" style:parent-style-name="standard">
      <style:graphic-properties svg:stroke-color="#000000" draw:textarea-horizontal-align="justify" draw:textarea-vertical-align="top" draw:auto-grow-height="false" fo:min-height="9.021cm" fo:min-width="15.502cm"/>
      <style:paragraph-properties style:writing-mode="lr-tb"/>
    </style:style>
    <style:style style:name="gr28" style:family="graphic" style:parent-style-name="standard">
      <style:graphic-properties draw:fill-color="#ffffff" draw:textarea-horizontal-align="justify" draw:textarea-vertical-align="top" draw:auto-grow-height="false" fo:min-height="5.417cm" fo:min-width="4.834cm"/>
      <style:paragraph-properties style:writing-mode="lr-tb"/>
    </style:style>
    <style:style style:name="gr29" style:family="graphic" style:parent-style-name="standard">
      <style:graphic-properties svg:stroke-width="0.053cm" svg:stroke-color="#800080" draw:marker-start-width="0.279cm" draw:marker-end-width="0.279cm" draw:fill-color="#e0c2cd" draw:textarea-horizontal-align="justify" draw:textarea-vertical-align="top" draw:auto-grow-height="false" fo:min-height="4.397cm" fo:min-width="7.703cm" fo:padding-top="0.151cm" fo:padding-bottom="0.151cm" fo:padding-left="0.276cm" fo:padding-right="0.276cm"/>
      <style:paragraph-properties style:writing-mode="lr-tb"/>
    </style:style>
    <style:style style:name="gr30" style:family="graphic" style:parent-style-name="standard">
      <style:graphic-properties svg:stroke-color="#e8a202" draw:fill-color="#ffff6d" draw:textarea-horizontal-align="justify" draw:textarea-vertical-align="top" draw:auto-grow-height="false" fo:min-height="9.021cm" fo:min-width="9.046cm"/>
      <style:paragraph-properties style:writing-mode="lr-tb"/>
    </style:style>
    <style:style style:name="gr31" style:family="graphic" style:parent-style-name="standard" style:list-style-name="L1">
      <style:graphic-properties svg:stroke-color="#000000" draw:fill-color="#ffffff" draw:textarea-horizontal-align="justify" draw:textarea-vertical-align="top" draw:auto-grow-height="false" fo:min-height="1.528cm" fo:min-width="7.482cm"/>
      <style:paragraph-properties style:writing-mode="lr-tb"/>
    </style:style>
    <style:style style:name="gr32" style:family="graphic" style:parent-style-name="standard" style:list-style-name="L1">
      <style:graphic-properties svg:stroke-color="#000000" draw:fill-color="#ffffff" draw:textarea-horizontal-align="justify" draw:textarea-vertical-align="top" draw:auto-grow-height="false" fo:min-height="1.528cm" fo:min-width="7.482cm"/>
      <style:paragraph-properties style:writing-mode="lr-tb"/>
    </style:style>
    <style:style style:name="gr33" style:family="graphic" style:parent-style-name="standard" style:list-style-name="L1">
      <style:graphic-properties svg:stroke-color="#000000" draw:fill-color="#ffffff" draw:textarea-horizontal-align="justify" draw:textarea-vertical-align="top" draw:auto-grow-height="false" fo:min-height="1.527cm" fo:min-width="7.482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gr35" style:family="graphic" style:parent-style-name="standard" style:list-style-name="L1">
      <style:graphic-properties svg:stroke-color="#000000" draw:fill-color="#ffffff" draw:textarea-horizontal-align="justify" draw:textarea-vertical-align="top" draw:auto-grow-height="false" fo:min-height="1.528cm" fo:min-width="7.482cm"/>
      <style:paragraph-properties style:writing-mode="lr-tb"/>
    </style:style>
    <style:style style:name="gr36" style:family="graphic" style:parent-style-name="objectwithoutfill">
      <style:graphic-properties svg:stroke-color="#000000" draw:fill="solid" draw:textarea-vertical-align="middle"/>
    </style:style>
    <style:style style:name="gr37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38" style:family="graphic" style:parent-style-name="standard" style:list-style-name="L1">
      <style:graphic-properties svg:stroke-color="#000000" draw:fill-color="#ffffff" draw:textarea-horizontal-align="justify" draw:textarea-vertical-align="top" draw:auto-grow-height="false" fo:min-height="1.528cm" fo:min-width="7.482cm"/>
      <style:paragraph-properties style:writing-mode="lr-tb"/>
    </style:style>
    <style:style style:name="gr39" style:family="graphic" style:parent-style-name="standard" style:list-style-name="L1">
      <style:graphic-properties svg:stroke-color="#000000" draw:fill-color="#ffffff" draw:textarea-horizontal-align="justify" draw:textarea-vertical-align="top" draw:auto-grow-height="false" fo:min-height="1.528cm" fo:min-width="7.482cm"/>
      <style:paragraph-properties style:writing-mode="lr-tb"/>
    </style:style>
    <style:style style:name="gr40" style:family="graphic" style:parent-style-name="standard" style:list-style-name="L1">
      <style:graphic-properties svg:stroke-color="#000000" draw:fill-color="#ffffff" draw:textarea-horizontal-align="justify" draw:textarea-vertical-align="top" draw:auto-grow-height="false" fo:min-height="1.527cm" fo:min-width="7.482cm"/>
      <style:paragraph-properties style:writing-mode="lr-tb"/>
    </style:style>
    <style:style style:name="gr41" style:family="graphic" style:parent-style-name="standard" style:list-style-name="L1">
      <style:graphic-properties svg:stroke-color="#000000" draw:fill-color="#ffffff" draw:textarea-horizontal-align="justify" draw:textarea-vertical-align="top" draw:auto-grow-height="false" fo:min-height="1.528cm" fo:min-width="7.482cm"/>
      <style:paragraph-properties style:writing-mode="lr-tb"/>
    </style:style>
    <style:style style:name="gr42" style:family="graphic" style:parent-style-name="standard" style:list-style-name="L1">
      <style:graphic-properties svg:stroke-color="#000000" draw:fill-color="#ffffff" draw:textarea-horizontal-align="justify" draw:textarea-vertical-align="top" draw:auto-grow-height="false" fo:min-height="1.528cm" fo:min-width="7.482cm"/>
      <style:paragraph-properties style:writing-mode="lr-tb"/>
    </style:style>
    <style:style style:name="gr43" style:family="graphic" style:parent-style-name="standard" style:list-style-name="L1">
      <style:graphic-properties svg:stroke-color="#000000" draw:fill-color="#ffffff" draw:textarea-horizontal-align="justify" draw:textarea-vertical-align="top" draw:auto-grow-height="false" fo:min-height="1.527cm" fo:min-width="7.482cm"/>
      <style:paragraph-properties style:writing-mode="lr-tb"/>
    </style:style>
    <style:style style:name="gr44" style:family="graphic" style:parent-style-name="standard" style:list-style-name="L1">
      <style:graphic-properties svg:stroke-color="#000000" draw:fill-color="#ffffff" draw:textarea-horizontal-align="justify" draw:textarea-vertical-align="top" draw:auto-grow-height="false" fo:min-height="1.527cm" fo:min-width="7.482cm"/>
      <style:paragraph-properties style:writing-mode="lr-tb"/>
    </style:style>
    <style:style style:name="gr45" style:family="graphic" style:parent-style-name="standard" style:list-style-name="L1">
      <style:graphic-properties svg:stroke-color="#000000" draw:fill-color="#ffffff" draw:textarea-horizontal-align="justify" draw:textarea-vertical-align="top" draw:auto-grow-height="false" fo:min-height="1.527cm" fo:min-width="7.482cm"/>
      <style:paragraph-properties style:writing-mode="lr-tb"/>
    </style:style>
    <style:style style:name="gr46" style:family="graphic" style:parent-style-name="standard" style:list-style-name="L1">
      <style:graphic-properties svg:stroke-color="#000000" draw:fill-color="#ffffff" draw:textarea-horizontal-align="justify" draw:textarea-vertical-align="top" draw:auto-grow-height="false" fo:min-height="1.528cm" fo:min-width="7.482cm"/>
      <style:paragraph-properties style:writing-mode="lr-tb"/>
    </style:style>
    <style:style style:name="gr47" style:family="graphic" style:parent-style-name="standard" style:list-style-name="L1">
      <style:graphic-properties svg:stroke-color="#000000" draw:fill-color="#ffffff" draw:textarea-horizontal-align="justify" draw:textarea-vertical-align="top" draw:auto-grow-height="false" fo:min-height="1.527cm" fo:min-width="7.482cm"/>
      <style:paragraph-properties style:writing-mode="lr-tb"/>
    </style:style>
    <style:style style:name="gr48" style:family="graphic" style:parent-style-name="standard" style:list-style-name="L1">
      <style:graphic-properties svg:stroke-color="#000000" draw:fill-color="#ffffff" draw:textarea-horizontal-align="justify" draw:textarea-vertical-align="top" draw:auto-grow-height="false" fo:min-height="1.527cm" fo:min-width="7.482cm"/>
      <style:paragraph-properties style:writing-mode="lr-tb"/>
    </style:style>
    <style:style style:name="gr49" style:family="graphic" style:parent-style-name="standard" style:list-style-name="L1">
      <style:graphic-properties svg:stroke-color="#000000" draw:fill-color="#ffffff" draw:textarea-horizontal-align="justify" draw:textarea-vertical-align="top" draw:auto-grow-height="false" fo:min-height="1.527cm" fo:min-width="7.482cm"/>
      <style:paragraph-properties style:writing-mode="lr-tb"/>
    </style:style>
    <style:style style:name="P1" style:family="paragraph">
      <loext:graphic-properties draw:fill-color="#dde8cb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b2b2b2"/>
      <style:paragraph-properties fo:text-align="center"/>
    </style:style>
    <style:style style:name="P4" style:family="paragraph"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-color="#afd095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-color="#3faf46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style:paragraph-properties fo:text-align="start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loext:graphic-properties draw:fill-color="#ffffa6"/>
      <style:paragraph-properties fo:text-align="start"/>
      <style:text-properties fo:font-size="12pt" style:font-size-asian="12pt" style:font-size-complex="12pt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style:text-properties fo:font-style="italic" style:font-style-asian="italic" style:font-style-complex="italic"/>
    </style:style>
    <style:style style:name="P12" style:family="paragraph">
      <loext:graphic-properties draw:fill="none" draw:fill-color="#ffffff"/>
      <style:text-properties fo:font-style="italic" style:font-style-asian="italic" style:font-style-complex="italic"/>
    </style:style>
    <style:style style:name="P13" style:family="paragraph">
      <style:paragraph-properties fo:text-align="center"/>
      <style:text-properties fo:font-style="italic" style:font-style-asian="italic" style:font-style-complex="italic"/>
    </style:style>
    <style:style style:name="P14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P15" style:family="paragraph">
      <loext:graphic-properties draw:fill="solid"/>
      <style:paragraph-properties fo:text-align="center"/>
    </style:style>
    <style:style style:name="P16" style:family="paragraph">
      <loext:graphic-properties draw:fill="solid" draw:fill-color="#ffff6d" draw:opacity="100%"/>
      <style:paragraph-properties fo:text-align="center"/>
    </style:style>
    <style:style style:name="P17" style:family="paragraph">
      <loext:graphic-properties draw:fill-color="#ffff6d"/>
      <style:paragraph-properties fo:text-align="center"/>
    </style:style>
    <style:style style:name="P18" style:family="paragraph">
      <loext:graphic-properties draw:fill="hatch" draw:fill-color="#ffffff" draw:fill-hatch-name="Black_20_90_20_Degrees"/>
      <style:paragraph-properties fo:text-align="center"/>
    </style:style>
    <style:style style:name="P19" style:family="paragraph">
      <loext:graphic-properties draw:fill="hatch" draw:fill-color="#ff0000" draw:fill-hatch-name="Black_20_90_20_Degrees" draw:opacity="100%"/>
      <style:paragraph-properties fo:text-align="center"/>
    </style:style>
    <style:style style:name="P20" style:family="paragraph">
      <style:paragraph-properties fo:text-align="start"/>
      <style:text-properties fo:font-weight="bold" style:font-weight-asian="bold" style:font-weight-complex="bold"/>
    </style:style>
    <style:style style:name="P21" style:family="paragraph">
      <loext:graphic-properties draw:fill-color="#ffff6d"/>
      <style:paragraph-properties fo:text-align="start"/>
      <style:text-properties fo:font-weight="bold" style:font-weight-asian="bold" style:font-weight-complex="bold"/>
    </style:style>
    <style:style style:name="P22" style:family="paragraph">
      <loext:graphic-properties draw:fill-color="#ffffff"/>
      <style:paragraph-properties fo:text-align="start"/>
      <style:text-properties fo:font-size="15pt" fo:font-weight="bold" style:font-size-asian="15pt" style:font-weight-asian="bold" style:font-size-complex="15pt" style:font-weight-complex="bold"/>
    </style:style>
    <style:style style:name="P23" style:family="paragraph">
      <style:paragraph-properties fo:text-align="start"/>
      <style:text-properties fo:font-size="15pt" fo:font-weight="bold" style:font-size-asian="15pt" style:font-weight-asian="bold" style:font-size-complex="15pt" style:font-weight-complex="bold"/>
    </style:style>
    <style:style style:name="P24" style:family="paragraph">
      <loext:graphic-properties draw:fill-color="#e0c2cd"/>
      <style:paragraph-properties fo:text-align="start"/>
      <style:text-properties fo:font-size="15pt" fo:font-weight="bold" style:font-size-asian="15pt" style:font-weight-asian="bold" style:font-size-complex="15pt" style:font-weight-complex="bold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="none"/>
      <style:paragraph-properties fo:text-align="start"/>
      <style:text-properties fo:font-size="15pt" fo:font-weight="bold" style:font-size-asian="15pt" style:font-weight-asian="bold" style:font-size-complex="15pt" style:font-weight-complex="bold"/>
    </style:style>
    <style:style style:name="P27" style:family="paragraph">
      <loext:graphic-properties draw:fill-color="#ffff6d"/>
      <style:paragraph-properties fo:text-align="start"/>
      <style:text-properties fo:font-size="15pt" fo:font-weight="bold" style:font-size-asian="15pt" style:font-weight-asian="bold" style:font-size-complex="15pt" style:font-weight-complex="bold"/>
    </style:style>
    <style:style style:name="P28" style:family="paragraph">
      <loext:graphic-properties draw:fill-color="#ffffff"/>
      <style:paragraph-properties fo:margin-left="0cm" fo:margin-right="0cm" fo:margin-top="0cm" fo:margin-bottom="0cm" fo:line-height="100%" fo:text-align="start" fo:text-indent="0cm"/>
      <style:text-properties fo:font-size="15pt" fo:font-weight="bold" style:font-size-asian="15pt" style:font-weight-asian="bold" style:font-size-complex="15pt" style:font-weight-complex="bold"/>
    </style:style>
    <style:style style:name="P29" style:family="paragraph">
      <loext:graphic-properties draw:fill="none" draw:fill-color="#ffffff"/>
      <style:paragraph-properties fo:text-align="center"/>
    </style:style>
    <style:style style:name="P30" style:family="paragraph">
      <style:paragraph-properties fo:text-align="start"/>
      <style:text-properties fo:font-size="18pt" fo:font-weight="bold" style:font-weight-asian="bold" style:font-weight-complex="bold"/>
    </style:style>
    <style:style style:name="P31" style:family="paragraph">
      <style:paragraph-properties fo:margin-left="0cm" fo:margin-right="0cm" fo:margin-top="0cm" fo:margin-bottom="0cm" fo:line-height="100%" fo:text-align="start" fo:text-indent="0cm"/>
      <style:text-properties fo:font-size="15pt"/>
    </style:style>
    <style:style style:name="P32" style:family="paragraph">
      <style:paragraph-properties fo:text-align="start"/>
      <style:text-properties fo:font-size="15pt"/>
    </style:style>
    <style:style style:name="P33" style:family="paragraph">
      <style:paragraph-properties fo:text-align="center"/>
      <style:text-properties fo:font-size="18pt"/>
    </style:style>
    <style:style style:name="P34" style:family="paragraph">
      <loext:graphic-properties draw:fill="none" draw:fill-color="#ffffff"/>
      <style:paragraph-properties fo:text-align="center"/>
      <style:text-properties fo:font-size="18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bold" style:letter-kerning="true" style:font-name-asian="Noto Sans CJK SC" style:font-size-asian="15pt" style:font-style-asian="normal" style:font-weight-asian="bold" style:font-name-complex="Noto Sans Devanagari" style:font-size-complex="15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ize="15pt" fo:font-weight="bold" style:font-size-asian="15pt" style:font-weight-asian="bold" style:font-size-complex="15pt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pt" fo:font-style="normal" fo:text-shadow="none" style:text-underline-style="none" fo:font-weight="bold" style:letter-kerning="true" style:font-name-asian="Noto Sans CJK SC" style:font-size-asian="6pt" style:font-style-asian="normal" style:font-weight-asian="bold" style:font-name-complex="Noto Sans Devanagari" style:font-size-complex="6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b2b2b2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b2b2b2"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font-size="6pt" fo:font-weight="normal" style:font-size-asian="6pt" style:font-weight-asian="normal" style:font-size-complex="6pt" style:font-weight-complex="normal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Noto Sans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999999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999999" fo:font-size="12pt" fo:font-weight="normal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T18" style:family="text">
      <style:text-properties fo:color="#0000c0"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color="#ff0000" fo:font-size="12pt" fo:font-weight="normal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827cm" svg:height="8.89cm" svg:x="1.016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286cm" svg:height="1.524cm" svg:x="1.524cm" svg:y="1.254cm">
          <text:p text:style-name="P2">disk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5" draw:layer="layout" svg:width="5.842cm" svg:height="6.096cm" svg:x="1.397cm" svg:y="3.413cm">
          <text:p text:style-name="P4"><text:span text:style-name="T1">Folder</text:span></text:p>
          <draw:enhanced-geometry svg:viewBox="0 0 21600 21600" draw:type="rectangle" draw:enhanced-path="M 0 0 L 21600 0 21600 21600 0 21600 0 0 Z N"/>
        </draw:custom-shape>
        <draw:g>
          <draw:custom-shape draw:style-name="gr4" draw:text-style-name="P2" draw:layer="layout" svg:width="1.048cm" svg:height="1.016cm" svg:x="1.778cm" svg:y="3.79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1.397cm" svg:height="0.871cm" svg:x="1.778cm" svg:y="3.939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custom-shape draw:style-name="gr3" draw:text-style-name="P5" draw:layer="layout" svg:width="5.842cm" svg:height="6.096cm" svg:x="7.673cm" svg:y="3.413cm">
          <text:p text:style-name="P4"><text:span text:style-name="T1">Folder</text:span></text:p>
          <draw:enhanced-geometry svg:viewBox="0 0 21600 21600" draw:type="rectangle" draw:enhanced-path="M 0 0 L 21600 0 21600 21600 0 21600 0 0 Z N"/>
        </draw:custom-shape>
        <draw:g>
          <draw:custom-shape draw:style-name="gr4" draw:text-style-name="P2" draw:layer="layout" svg:width="1.048cm" svg:height="1.016cm" svg:x="7.978cm" svg:y="3.79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1.397cm" svg:height="0.871cm" svg:x="7.978cm" svg:y="3.939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custom-shape draw:style-name="gr6" draw:text-style-name="P6" draw:layer="layout" svg:width="4.984cm" svg:height="1.856cm" svg:x="8.097cm" svg:y="5.113cm">
          <text:p text:style-name="P4"><text:span text:style-name="T1">Folder</text:span></text:p>
          <draw:enhanced-geometry svg:viewBox="0 0 21600 21600" draw:type="rectangle" draw:enhanced-path="M 0 0 L 21600 0 21600 21600 0 21600 0 0 Z N"/>
        </draw:custom-shape>
        <draw:g>
          <draw:custom-shape draw:style-name="gr4" draw:text-style-name="P2" draw:layer="layout" svg:width="1.048cm" svg:height="1.016cm" svg:x="8.378cm" svg:y="5.49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1.397cm" svg:height="0.871cm" svg:x="8.378cm" svg:y="5.639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custom-shape draw:style-name="gr6" draw:text-style-name="P6" draw:layer="layout" svg:width="4.984cm" svg:height="1.856cm" svg:x="8.097cm" svg:y="7.313cm">
          <text:p text:style-name="P4"><text:span text:style-name="T1">Folder</text:span></text:p>
          <draw:enhanced-geometry svg:viewBox="0 0 21600 21600" draw:type="rectangle" draw:enhanced-path="M 0 0 L 21600 0 21600 21600 0 21600 0 0 Z N"/>
        </draw:custom-shape>
        <draw:g>
          <draw:custom-shape draw:style-name="gr4" draw:text-style-name="P2" draw:layer="layout" svg:width="1.048cm" svg:height="1.016cm" svg:x="8.378cm" svg:y="7.69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1.397cm" svg:height="0.871cm" svg:x="8.378cm" svg:y="7.839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custom-shape draw:style-name="gr7" draw:text-style-name="P9" draw:layer="layout" svg:width="1.906cm" svg:height="2.667cm" svg:x="1.778cm" svg:y="5.699cm">
          <text:p text:style-name="P7"><text:span text:style-name="T1">File</text:span></text:p>
          <text:p text:style-name="P7"><text:span text:style-name="T2"/></text:p>
          <text:p text:style-name="P7"><text:span text:style-name="T2">Content</text:span></text:p>
          <text:p text:style-name="P8"><text:span text:style-name="T2">Content</text:span></text:p>
          <draw:enhanced-geometry svg:viewBox="0 0 21600 21600" draw:glue-points="10800 0 0 10800 10800 21600 21600 10800" draw:text-areas="0 4300 21600 21600" draw:mirror-horizontal="true" draw:type="flowchart-card" draw:enhanced-path="M 4300 0 L 21600 0 21600 21600 0 21600 0 4300 4300 0 Z N"/>
        </draw:custom-shape>
        <draw:custom-shape draw:style-name="gr7" draw:text-style-name="P9" draw:layer="layout" svg:width="1.906cm" svg:height="2.667cm" svg:x="4.178cm" svg:y="5.699cm">
          <text:p text:style-name="P7"><text:span text:style-name="T1">File</text:span></text:p>
          <text:p text:style-name="P7"><text:span text:style-name="T2"/></text:p>
          <text:p text:style-name="P7"><text:span text:style-name="T2">Content</text:span></text:p>
          <text:p text:style-name="P8"><text:span text:style-name="T2">Content</text:span></text:p>
          <draw:enhanced-geometry svg:viewBox="0 0 21600 21600" draw:glue-points="10800 0 0 10800 10800 21600 21600 10800" draw:text-areas="0 4300 21600 21600" draw:mirror-horizontal="true" draw:type="flowchart-card" draw:enhanced-path="M 4300 0 L 21600 0 21600 21600 0 21600 0 4300 4300 0 Z N"/>
        </draw:custom-shape>
        <draw:g>
          <draw:custom-shape draw:style-name="gr8" draw:text-style-name="P10" draw:layer="layout" svg:width="1.016cm" svg:height="3.81cm" draw:transform="rotate (1.5707963267949) translate (24.914cm 15.802cm)">
            <text:p/>
            <draw:enhanced-geometry svg:viewBox="0 0 21600 21600" draw:glue-points="10800 0 0 10800 10800 20320 21600 10800" draw:text-areas="0 0 21600 17360" draw:mirror-vertical="true" draw:type="flowchart-document" draw:enhanced-path="M 0 0 L 21600 0 21600 17360 C 13050 17220 13340 20770 5620 21600 2860 21100 1850 20700 0 20120 Z N"/>
          </draw:custom-shape>
          <draw:custom-shape draw:style-name="gr9" draw:text-style-name="P10" draw:layer="layout" svg:width="1.016cm" svg:height="1.016cm" svg:x="23.898cm" svg:y="14.786cm">
            <text:p text:style-name="P2">1</text:p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1.016cm" svg:height="1.016cm" svg:x="24.898cm" svg:y="14.786cm">
            <text:p text:style-name="P2">0</text:p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1.016cm" svg:height="1.016cm" svg:x="25.898cm" svg:y="14.786cm">
            <text:p text:style-name="P2">1</text:p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1.016cm" svg:height="1.016cm" svg:x="26.898cm" svg:y="14.786cm">
            <text:p text:style-name="P2">0</text:p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1.016cm" svg:height="1.016cm" svg:x="19.898cm" svg:y="14.786cm">
            <text:p text:style-name="P2">0</text:p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1.016cm" svg:height="1.016cm" svg:x="20.898cm" svg:y="14.786cm">
            <text:p text:style-name="P2">0</text:p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1.016cm" svg:height="1.016cm" svg:x="21.898cm" svg:y="14.786cm">
            <text:p text:style-name="P2">0</text:p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1.016cm" svg:height="1.016cm" svg:x="22.898cm" svg:y="14.786cm">
            <text:p text:style-name="P2">1</text:p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1.016cm" svg:height="1.016cm" svg:x="15.898cm" svg:y="14.786cm">
            <text:p text:style-name="P2">1</text:p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1.016cm" svg:height="1.016cm" svg:x="16.898cm" svg:y="14.786cm">
            <text:p text:style-name="P2">0</text:p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1.016cm" svg:height="1.016cm" svg:x="17.898cm" svg:y="14.786cm">
            <text:p text:style-name="P2">1</text:p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1.016cm" svg:height="1.016cm" svg:x="18.898cm" svg:y="14.786cm">
            <text:p text:style-name="P2">0</text:p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1.016cm" svg:height="1.016cm" svg:x="11.898cm" svg:y="14.786cm">
            <text:p text:style-name="P2">1</text:p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1.016cm" svg:height="1.016cm" svg:x="12.898cm" svg:y="14.786cm">
            <text:p text:style-name="P2">1</text:p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1.016cm" svg:height="1.016cm" svg:x="13.898cm" svg:y="14.786cm">
            <text:p text:style-name="P2">0</text:p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1.016cm" svg:height="1.016cm" svg:x="14.898cm" svg:y="14.786cm">
            <text:p text:style-name="P2">0</text:p>
            <draw:enhanced-geometry svg:viewBox="0 0 21600 21600" draw:type="rectangle" draw:enhanced-path="M 0 0 L 21600 0 21600 21600 0 21600 0 0 Z N"/>
          </draw:custom-shape>
        </draw:g>
        <draw:frame draw:style-name="gr10" draw:text-style-name="P12" draw:layer="layout" svg:width="12.954cm" svg:height="1.27cm" svg:x="15.478cm" svg:y="3.413cm">
          <draw:text-box>
            <text:p text:style-name="P11"><text:span text:style-name="T3">How we think about “files on the hard drive”</text:span></text:p>
          </draw:text-box>
        </draw:frame>
        <draw:frame draw:style-name="gr11" draw:text-style-name="P14" draw:layer="layout" svg:width="5.78cm" svg:height="1.673cm" svg:x="1.062cm" svg:y="14.335cm">
          <draw:text-box>
            <text:p text:style-name="P13"><text:span text:style-name="T3">What they actually</text:span><text:span text:style-name="T3"><text:line-break/></text:span><text:span text:style-name="T3">look like</text:span></text:p>
          </draw:text-box>
        </draw:frame>
        <draw:path draw:style-name="gr12" draw:text-style-name="P15" draw:layer="layout" svg:width="2.793cm" svg:height="4.825cm" draw:transform="rotate (-1.5707963267949) translate (13.954cm 10.652cm)" svg:viewBox="0 0 2794 4826" svg:d="M0 4826c1397 0 2794-4826 2794-4826">
          <text:p/>
        </draw:path>
        <draw:frame draw:style-name="gr10" draw:text-style-name="P12" draw:layer="layout" svg:width="8.228cm" svg:height="1.27cm" svg:x="13.478cm" svg:y="11.513cm">
          <draw:text-box>
            <text:p text:style-name="P11"><text:span text:style-name="T3">Some magic in between?</text:span></text:p>
          </draw:text-box>
        </draw:frame>
        <draw:custom-shape draw:style-name="gr2" draw:text-style-name="P3" draw:layer="layout" svg:width="2.286cm" svg:height="1.524cm" svg:x="8.531cm" svg:y="14.516cm">
          <text:p text:style-name="P2">disk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</draw:page>
      <draw:page draw:name="page2" draw:style-name="dp1" draw:master-page-name="Default">
        <draw:g>
          <draw:custom-shape draw:style-name="gr13" draw:text-style-name="P16" draw:layer="controls" svg:width="1.016cm" svg:height="3.804cm" draw:transform="rotate (1.5707963267949) translate (18.532cm 2.751cm)">
            <text:p/>
            <draw:enhanced-geometry svg:viewBox="0 0 21600 21600" draw:glue-points="10800 0 0 10800 10800 20320 21600 10800" draw:text-areas="0 0 21600 17360" draw:mirror-vertical="true" draw:mirror-horizontal="false" draw:type="flowchart-document" draw:enhanced-path="M 0 0 L 21600 0 21600 17360 C 13050 17220 13340 20770 5620 21600 2860 21100 1850 20700 0 20120 Z N"/>
          </draw:custom-shape>
          <draw:custom-shape draw:style-name="gr14" draw:text-style-name="P2" draw:layer="controls" svg:width="4.953cm" svg:height="1.016cm" svg:x="4.429cm" svg:y="1.735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7" draw:layer="controls" svg:width="9.271cm" svg:height="1.016cm" svg:x="9.382cm" svg:y="1.73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8" draw:layer="controls" svg:width="14.074cm" svg:height="1.016cm" svg:x="4.429cm" svg:y="1.7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9" draw:layer="controls" svg:width="1.016cm" svg:height="3.804cm" draw:transform="rotate (1.5707963267949) translate (18.527cm 2.751cm)">
            <text:p/>
            <draw:enhanced-geometry svg:viewBox="0 0 21600 21600" draw:glue-points="10800 0 0 10800 10800 20320 21600 10800" draw:text-areas="0 0 21600 17360" draw:mirror-vertical="true" draw:type="flowchart-document" draw:enhanced-path="M 0 0 L 21600 0 21600 17360 C 13050 17220 13340 20770 5620 21600 2860 21100 1850 20700 0 20120 Z N"/>
          </draw:custom-shape>
        </draw:g>
        <draw:custom-shape draw:style-name="gr18" draw:text-style-name="P20" draw:layer="controls" svg:width="11.811cm" svg:height="13.335cm" svg:x="1.889cm" svg:y="4.683cm">
          <text:p text:style-name="P20"><text:span text:style-name="T4">File directory</text:span></text:p>
          <draw:enhanced-geometry svg:viewBox="0 0 21600 21600" draw:type="rectangle" draw:enhanced-path="M 0 0 L 21600 0 21600 21600 0 21600 0 0 Z N"/>
        </draw:custom-shape>
        <draw:custom-shape draw:style-name="gr19" draw:text-style-name="P21" draw:layer="controls" svg:width="11.811cm" svg:height="13.335cm" svg:x="15.189cm" svg:y="4.683cm">
          <text:p text:style-name="P20"><text:span text:style-name="T4">File storage</text:span></text:p>
          <draw:enhanced-geometry svg:viewBox="0 0 21600 21600" draw:type="rectangle" draw:enhanced-path="M 0 0 L 21600 0 21600 21600 0 21600 0 0 Z N"/>
        </draw:custom-shape>
        <draw:custom-shape draw:style-name="gr20" draw:text-style-name="P22" draw:layer="controls" svg:width="5.334cm" svg:height="11.476cm" svg:x="2.251cm" svg:y="6.034cm">
          <text:p text:style-name="P7"><text:span text:style-name="T5">List of Entries</text:span></text:p>
          <text:p text:style-name="P8"><text:span text:style-name="T6"/></text:p>
          <text:p text:style-name="P8"><text:span text:style-name="T7">…</text:span></text:p>
          <text:p text:style-name="P8"><text:span text:style-name="T7">04_main_efficiency.pdf</text:span></text:p>
          <text:p text:style-name="P8"><text:span text:style-name="T7">gfx/</text:span></text:p>
          <text:p text:style-name="P8"><text:span text:style-name="T7">03_main_decorators.pdf</text:span><text:span text:style-name="T7"><text:line-break/></text:span><text:span text:style-name="T7">02_main_iterators.pdf</text:span><text:span text:style-name="T7"><text:line-break/></text:span><text:span text:style-name="T7">01_main_efficiency.pdf</text:span><text:span text:style-name="T7"><text:line-break/></text:span><text:span text:style-name="T7">05_main_tkInter.pdf</text:span><text:span text:style-name="T8"><text:line-break/></text:span><text:span text:style-name="T8">...</text:span></text:p>
          <draw:enhanced-geometry svg:viewBox="0 0 21600 21600" draw:type="rectangle" draw:enhanced-path="M 0 0 L 21600 0 21600 21600 0 21600 0 0 Z N"/>
        </draw:custom-shape>
        <draw:custom-shape draw:style-name="gr20" draw:text-style-name="P22" draw:layer="controls" svg:width="5.334cm" svg:height="11.476cm" svg:x="7.951cm" svg:y="6.034cm">
          <text:p text:style-name="P7"><text:span text:style-name="T6">List of Inodes</text:span></text:p>
          <text:p text:style-name="P7"><text:span text:style-name="T6"/></text:p>
          <text:p text:style-name="P8"><text:span text:style-name="T7">...</text:span><text:span text:style-name="T7"><text:line-break/></text:span><text:span text:style-name="T7"># 14293546</text:span><text:span text:style-name="T7"><text:line-break/></text:span><text:span text:style-name="T8"># 14293547</text:span></text:p>
          <text:p text:style-name="P8"><text:span text:style-name="T8"># 14293548</text:span></text:p>
          <text:p text:style-name="P8"><text:span text:style-name="T8"># 14293549</text:span><text:span text:style-name="T8"><text:line-break/></text:span><text:span text:style-name="T8">...</text:span></text:p>
          <draw:enhanced-geometry svg:viewBox="0 0 21600 21600" draw:type="rectangle" draw:enhanced-path="M 0 0 L 21600 0 21600 21600 0 21600 0 0 Z N"/>
        </draw:custom-shape>
        <draw:custom-shape draw:style-name="gr21" draw:text-style-name="P24" draw:layer="controls" svg:width="7.493cm" svg:height="4.445cm" svg:x="5.372cm" svg:y="11.922cm">
          <text:p text:style-name="P23"><text:span text:style-name="T6">Inode</text:span></text:p>
          <text:p text:style-name="P23"><text:span text:style-name="T8"/></text:p>
          <text:p text:style-name="P23"><text:span text:style-name="T8">Metadata: (last access, ...)</text:span><text:span text:style-name="T8"><text:line-break/></text:span><text:span text:style-name="T8">Content Type: (directory, file, ...)</text:span><text:span text:style-name="T8"><text:line-break/></text:span><text:span text:style-name="T8">Storage location: (list of blocks)</text:span></text:p>
          <draw:enhanced-geometry svg:viewBox="0 0 21600 21600" draw:type="rectangle" draw:enhanced-path="M 0 0 L 21600 0 21600 21600 0 21600 0 0 Z N"/>
        </draw:custom-shape>
        <draw:custom-shape draw:style-name="gr22" draw:text-style-name="P25" draw:layer="controls" svg:width="2.794cm" svg:height="0.508cm" svg:x="8.112cm" svg:y="8.747cm">
          <text:p/>
          <draw:enhanced-geometry svg:viewBox="0 0 21600 21600" draw:type="rectangle" draw:enhanced-path="M 0 0 L 21600 0 21600 21600 0 21600 0 0 Z N"/>
        </draw:custom-shape>
        <draw:line draw:style-name="gr23" draw:text-style-name="P15" draw:layer="controls" svg:x1="10.906cm" svg:y1="8.747cm" svg:x2="12.862cm" svg:y2="11.922cm">
          <text:p/>
        </draw:line>
        <draw:line draw:style-name="gr23" draw:text-style-name="P15" draw:layer="controls" svg:x1="8.112cm" svg:y1="8.747cm" svg:x2="5.345cm" svg:y2="11.922cm">
          <text:p/>
        </draw:line>
        <draw:line draw:style-name="gr24" draw:text-style-name="P15" draw:layer="controls" svg:x1="4.429cm" svg:y1="2.742cm" svg:x2="1.889cm" svg:y2="4.683cm">
          <text:p/>
        </draw:line>
        <draw:line draw:style-name="gr24" draw:text-style-name="P15" draw:layer="controls" svg:x1="9.375cm" svg:y1="2.743cm" svg:x2="13.7cm" svg:y2="4.683cm">
          <text:p/>
        </draw:line>
        <draw:custom-shape draw:style-name="gr25" draw:text-style-name="P26" draw:layer="controls" svg:width="10.287cm" svg:height="5.207cm" svg:x="15.859cm" svg:y="6.207cm">
          <text:p text:style-name="P7"><text:span text:style-name="T6">Cluster</text:span></text:p>
          <draw:enhanced-geometry svg:viewBox="0 0 21600 21600" draw:type="rectangle" draw:enhanced-path="M 0 0 L 21600 0 21600 21600 0 21600 0 0 Z N"/>
        </draw:custom-shape>
        <draw:custom-shape draw:style-name="gr25" draw:text-style-name="P26" draw:layer="controls" svg:width="10.287cm" svg:height="5.207cm" svg:x="15.859cm" svg:y="12.107cm">
          <text:p text:style-name="P7"><text:span text:style-name="T6">Cluster</text:span></text:p>
          <draw:enhanced-geometry svg:viewBox="0 0 21600 21600" draw:type="rectangle" draw:enhanced-path="M 0 0 L 21600 0 21600 21600 0 21600 0 0 Z N"/>
        </draw:custom-shape>
        <draw:custom-shape draw:style-name="gr26" draw:text-style-name="P22" draw:layer="controls" svg:width="2.159cm" svg:height="1.697cm" svg:x="16.213cm" svg:y="7.277cm">
          <text:p text:style-name="P7"><text:span text:style-name="T5">Block</text:span></text:p>
          <text:p text:style-name="P8"><text:span text:style-name="T9"/></text:p>
          <text:p text:style-name="P8"><text:span text:style-name="T7">Content</text:span></text:p>
          <draw:enhanced-geometry svg:viewBox="0 0 21600 21600" draw:type="rectangle" draw:enhanced-path="M 0 0 L 21600 0 21600 21600 0 21600 0 0 Z N"/>
        </draw:custom-shape>
        <draw:custom-shape draw:style-name="gr26" draw:text-style-name="P22" draw:layer="controls" svg:width="2.159cm" svg:height="1.697cm" svg:x="16.213cm" svg:y="9.277cm">
          <text:p text:style-name="P7"><text:span text:style-name="T5">Block</text:span></text:p>
          <text:p text:style-name="P8"><text:span text:style-name="T9"/></text:p>
          <text:p text:style-name="P8"><text:span text:style-name="T7">Content</text:span></text:p>
          <draw:enhanced-geometry svg:viewBox="0 0 21600 21600" draw:type="rectangle" draw:enhanced-path="M 0 0 L 21600 0 21600 21600 0 21600 0 0 Z N"/>
        </draw:custom-shape>
        <draw:custom-shape draw:style-name="gr26" draw:text-style-name="P22" draw:layer="controls" svg:width="2.159cm" svg:height="1.697cm" svg:x="18.713cm" svg:y="7.277cm">
          <text:p text:style-name="P7"><text:span text:style-name="T5">Block</text:span></text:p>
          <text:p text:style-name="P8"><text:span text:style-name="T9"/></text:p>
          <text:p text:style-name="P8"><text:span text:style-name="T7">Content</text:span></text:p>
          <draw:enhanced-geometry svg:viewBox="0 0 21600 21600" draw:type="rectangle" draw:enhanced-path="M 0 0 L 21600 0 21600 21600 0 21600 0 0 Z N"/>
        </draw:custom-shape>
        <draw:custom-shape draw:style-name="gr26" draw:text-style-name="P22" draw:layer="controls" svg:width="2.159cm" svg:height="1.697cm" svg:x="18.713cm" svg:y="9.277cm">
          <text:p text:style-name="P7"><text:span text:style-name="T5">Block</text:span></text:p>
          <text:p text:style-name="P8"><text:span text:style-name="T9"/></text:p>
          <text:p text:style-name="P8"><text:span text:style-name="T7">Content</text:span></text:p>
          <draw:enhanced-geometry svg:viewBox="0 0 21600 21600" draw:type="rectangle" draw:enhanced-path="M 0 0 L 21600 0 21600 21600 0 21600 0 0 Z N"/>
        </draw:custom-shape>
        <draw:custom-shape draw:style-name="gr26" draw:text-style-name="P22" draw:layer="controls" svg:width="2.159cm" svg:height="1.697cm" svg:x="21.113cm" svg:y="7.277cm">
          <text:p text:style-name="P7"><text:span text:style-name="T5">Block</text:span></text:p>
          <text:p text:style-name="P8"><text:span text:style-name="T9"/></text:p>
          <text:p text:style-name="P8"><text:span text:style-name="T7">Content</text:span></text:p>
          <draw:enhanced-geometry svg:viewBox="0 0 21600 21600" draw:type="rectangle" draw:enhanced-path="M 0 0 L 21600 0 21600 21600 0 21600 0 0 Z N"/>
        </draw:custom-shape>
        <draw:custom-shape draw:style-name="gr26" draw:text-style-name="P22" draw:layer="controls" svg:width="2.159cm" svg:height="1.697cm" svg:x="21.113cm" svg:y="9.277cm">
          <text:p text:style-name="P7"><text:span text:style-name="T5">Block</text:span></text:p>
          <text:p text:style-name="P8"><text:span text:style-name="T9"/></text:p>
          <text:p text:style-name="P8"><text:span text:style-name="T7">Content</text:span></text:p>
          <draw:enhanced-geometry svg:viewBox="0 0 21600 21600" draw:type="rectangle" draw:enhanced-path="M 0 0 L 21600 0 21600 21600 0 21600 0 0 Z N"/>
        </draw:custom-shape>
        <draw:custom-shape draw:style-name="gr26" draw:text-style-name="P22" draw:layer="controls" svg:width="2.159cm" svg:height="1.697cm" svg:x="23.613cm" svg:y="7.277cm">
          <text:p text:style-name="P7"><text:span text:style-name="T5">Block</text:span></text:p>
          <text:p text:style-name="P8"><text:span text:style-name="T9"/></text:p>
          <text:p text:style-name="P8"><text:span text:style-name="T7">Content</text:span></text:p>
          <draw:enhanced-geometry svg:viewBox="0 0 21600 21600" draw:type="rectangle" draw:enhanced-path="M 0 0 L 21600 0 21600 21600 0 21600 0 0 Z N"/>
        </draw:custom-shape>
        <draw:custom-shape draw:style-name="gr26" draw:text-style-name="P22" draw:layer="controls" svg:width="2.159cm" svg:height="1.697cm" svg:x="23.613cm" svg:y="9.277cm">
          <text:p text:style-name="P7"><text:span text:style-name="T5">Block</text:span></text:p>
          <text:p text:style-name="P8"><text:span text:style-name="T9"/></text:p>
          <text:p text:style-name="P8"><text:span text:style-name="T7">Content</text:span></text:p>
          <draw:enhanced-geometry svg:viewBox="0 0 21600 21600" draw:type="rectangle" draw:enhanced-path="M 0 0 L 21600 0 21600 21600 0 21600 0 0 Z N"/>
        </draw:custom-shape>
        <draw:custom-shape draw:style-name="gr26" draw:text-style-name="P22" draw:layer="controls" svg:width="2.159cm" svg:height="1.697cm" svg:x="16.213cm" svg:y="13.277cm">
          <text:p text:style-name="P7"><text:span text:style-name="T5">Block</text:span></text:p>
          <text:p text:style-name="P8"><text:span text:style-name="T9"/></text:p>
          <text:p text:style-name="P8"><text:span text:style-name="T7">Content</text:span></text:p>
          <draw:enhanced-geometry svg:viewBox="0 0 21600 21600" draw:type="rectangle" draw:enhanced-path="M 0 0 L 21600 0 21600 21600 0 21600 0 0 Z N"/>
        </draw:custom-shape>
        <draw:custom-shape draw:style-name="gr26" draw:text-style-name="P22" draw:layer="controls" svg:width="2.159cm" svg:height="1.697cm" svg:x="16.213cm" svg:y="15.277cm">
          <text:p text:style-name="P7"><text:span text:style-name="T5">Block</text:span></text:p>
          <text:p text:style-name="P8"><text:span text:style-name="T9"/></text:p>
          <text:p text:style-name="P8"><text:span text:style-name="T7">Content</text:span></text:p>
          <draw:enhanced-geometry svg:viewBox="0 0 21600 21600" draw:type="rectangle" draw:enhanced-path="M 0 0 L 21600 0 21600 21600 0 21600 0 0 Z N"/>
        </draw:custom-shape>
        <draw:custom-shape draw:style-name="gr26" draw:text-style-name="P22" draw:layer="controls" svg:width="2.159cm" svg:height="1.697cm" svg:x="18.713cm" svg:y="13.277cm">
          <text:p text:style-name="P7"><text:span text:style-name="T5">Block</text:span></text:p>
          <text:p text:style-name="P8"><text:span text:style-name="T9"/></text:p>
          <text:p text:style-name="P8"><text:span text:style-name="T7">Content</text:span></text:p>
          <draw:enhanced-geometry svg:viewBox="0 0 21600 21600" draw:type="rectangle" draw:enhanced-path="M 0 0 L 21600 0 21600 21600 0 21600 0 0 Z N"/>
        </draw:custom-shape>
        <draw:custom-shape draw:style-name="gr26" draw:text-style-name="P22" draw:layer="controls" svg:width="2.159cm" svg:height="1.697cm" svg:x="18.713cm" svg:y="15.277cm">
          <text:p text:style-name="P7"><text:span text:style-name="T5">Block</text:span></text:p>
          <text:p text:style-name="P8"><text:span text:style-name="T9"/></text:p>
          <text:p text:style-name="P8"><text:span text:style-name="T7">Content</text:span></text:p>
          <draw:enhanced-geometry svg:viewBox="0 0 21600 21600" draw:type="rectangle" draw:enhanced-path="M 0 0 L 21600 0 21600 21600 0 21600 0 0 Z N"/>
        </draw:custom-shape>
        <draw:custom-shape draw:style-name="gr26" draw:text-style-name="P22" draw:layer="controls" svg:width="2.159cm" svg:height="1.697cm" svg:x="21.113cm" svg:y="13.277cm">
          <text:p text:style-name="P7"><text:span text:style-name="T5">Block</text:span></text:p>
          <text:p text:style-name="P8"><text:span text:style-name="T9"/></text:p>
          <text:p text:style-name="P8"><text:span text:style-name="T7">Content</text:span></text:p>
          <draw:enhanced-geometry svg:viewBox="0 0 21600 21600" draw:type="rectangle" draw:enhanced-path="M 0 0 L 21600 0 21600 21600 0 21600 0 0 Z N"/>
        </draw:custom-shape>
        <draw:custom-shape draw:style-name="gr26" draw:text-style-name="P22" draw:layer="controls" svg:width="2.159cm" svg:height="1.697cm" svg:x="21.113cm" svg:y="15.277cm">
          <text:p text:style-name="P7"><text:span text:style-name="T5">Block</text:span></text:p>
          <text:p text:style-name="P8"><text:span text:style-name="T9"/></text:p>
          <text:p text:style-name="P8"><text:span text:style-name="T7">Content</text:span></text:p>
          <draw:enhanced-geometry svg:viewBox="0 0 21600 21600" draw:type="rectangle" draw:enhanced-path="M 0 0 L 21600 0 21600 21600 0 21600 0 0 Z N"/>
        </draw:custom-shape>
        <draw:custom-shape draw:style-name="gr26" draw:text-style-name="P22" draw:layer="controls" svg:width="2.159cm" svg:height="1.697cm" svg:x="23.613cm" svg:y="13.277cm">
          <text:p text:style-name="P7"><text:span text:style-name="T5">Block</text:span></text:p>
          <text:p text:style-name="P8"><text:span text:style-name="T9"/></text:p>
          <text:p text:style-name="P8"><text:span text:style-name="T7">Content</text:span></text:p>
          <draw:enhanced-geometry svg:viewBox="0 0 21600 21600" draw:type="rectangle" draw:enhanced-path="M 0 0 L 21600 0 21600 21600 0 21600 0 0 Z N"/>
        </draw:custom-shape>
        <draw:custom-shape draw:style-name="gr26" draw:text-style-name="P22" draw:layer="controls" svg:width="2.159cm" svg:height="1.697cm" svg:x="23.613cm" svg:y="15.277cm">
          <text:p text:style-name="P7"><text:span text:style-name="T5">Block</text:span></text:p>
          <text:p text:style-name="P8"><text:span text:style-name="T9"/></text:p>
          <text:p text:style-name="P8"><text:span text:style-name="T7">Conten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controls" svg:width="2.286cm" svg:height="1.524cm" svg:x="1.381cm" svg:y="1.508cm">
          <text:p text:style-name="P2">disk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</draw:page>
      <draw:page draw:name="page3" draw:style-name="dp1" draw:master-page-name="Default">
        <draw:custom-shape draw:style-name="gr27" draw:text-style-name="P20" draw:layer="measurelines" svg:width="16.002cm" svg:height="9.271cm" svg:x="0.993cm" svg:y="1.003cm">
          <text:p text:style-name="P20"><text:span text:style-name="T4">File directory</text:span></text:p>
          <draw:enhanced-geometry svg:viewBox="0 0 21600 21600" draw:type="rectangle" draw:enhanced-path="M 0 0 L 21600 0 21600 21600 0 21600 0 0 Z N"/>
        </draw:custom-shape>
        <draw:custom-shape draw:style-name="gr28" draw:text-style-name="P22" draw:layer="measurelines" svg:width="5.334cm" svg:height="5.667cm" svg:x="8.063cm" svg:y="2.086cm">
          <text:p text:style-name="P8"><text:span text:style-name="T5">List of </text:span><text:span text:style-name="T6">Inodes</text:span></text:p>
          <text:p text:style-name="P7"><text:span text:style-name="T6"/></text:p>
          <text:p text:style-name="P8"><text:span text:style-name="T10">...</text:span><text:span text:style-name="T10"><text:line-break/></text:span><text:span text:style-name="T10"># 14293546</text:span></text:p>
          <text:p text:style-name="P8"><text:span text:style-name="T8"># 14293547</text:span></text:p>
          <text:p text:style-name="P8"><text:span text:style-name="T11"># 14293548</text:span><text:span text:style-name="T11"><text:line-break/></text:span><text:span text:style-name="T11">...</text:span></text:p>
          <draw:enhanced-geometry svg:viewBox="0 0 21600 21600" draw:type="rectangle" draw:enhanced-path="M 0 0 L 21600 0 21600 21600 0 21600 0 0 Z N"/>
        </draw:custom-shape>
        <draw:custom-shape draw:style-name="gr29" draw:text-style-name="P24" draw:layer="measurelines" svg:width="8.255cm" svg:height="4.699cm" svg:x="9.151cm" svg:y="5.356cm">
          <text:p text:style-name="P23"><text:span text:style-name="T6">Inode # 14293547</text:span></text:p>
          <text:p text:style-name="P23"><text:span text:style-name="T12"/></text:p>
          <text:p text:style-name="P23"><text:span text:style-name="T8">Last modfied: 2021-02-18, 14:33</text:span><text:span text:style-name="T8"><text:line-break/></text:span><text:span text:style-name="T8">Content Type: file</text:span><text:span text:style-name="T8"><text:line-break/></text:span><text:span text:style-name="T8">Storage locations:</text:span><text:span text:style-name="T8"><text:line-break/></text:span><text:span text:style-name="T8">#8065187165,</text:span><text:span text:style-name="T8"><text:line-break/></text:span><text:span text:style-name="T8">#8065187166,</text:span></text:p>
          <text:p text:style-name="P23"><text:span text:style-name="T8">#8065187321,</text:span><text:span text:style-name="T8"><text:line-break/></text:span><text:span text:style-name="T8">...</text:span></text:p>
          <draw:enhanced-geometry svg:viewBox="0 0 21600 21600" draw:type="rectangle" draw:enhanced-path="M 0 0 L 21600 0 21600 21600 0 21600 0 0 Z N"/>
        </draw:custom-shape>
        <draw:custom-shape draw:style-name="gr30" draw:text-style-name="P27" draw:layer="measurelines" svg:width="9.546cm" svg:height="9.271cm" svg:x="17.863cm" svg:y="1.003cm">
          <text:p text:style-name="P7"><text:span text:style-name="T6">Storage</text:span></text:p>
          <draw:enhanced-geometry svg:viewBox="0 0 21600 21600" draw:type="rectangle" draw:enhanced-path="M 0 0 L 21600 0 21600 21600 0 21600 0 0 Z N"/>
        </draw:custom-shape>
        <draw:custom-shape draw:style-name="gr31" draw:text-style-name="P28" xml:id="id6" draw:id="id6" draw:layer="measurelines" svg:width="7.982cm" svg:height="1.778cm" svg:x="18.538cm" svg:y="2.081cm">
          <text:p text:style-name="P8"><text:span text:style-name="T13">#8065187165</text:span></text:p>
          <text:p text:style-name="P8"><text:span text:style-name="T7">Python for Scientific Applications Part 3: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8" xml:id="id4" draw:id="id4" draw:layer="measurelines" svg:width="7.982cm" svg:height="1.778cm" svg:x="18.538cm" svg:y="3.981cm">
          <text:p text:style-name="P8"><text:span text:style-name="T13">#8065187166</text:span></text:p>
          <text:p text:style-name="P8"><text:span text:style-name="T7">Decorators [Logo UR]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33" draw:text-style-name="P28" draw:layer="measurelines" svg:width="7.982cm" svg:height="1.777cm" svg:x="18.538cm" svg:y="5.881cm">
          <text:p text:style-name="P8"><text:span text:style-name="T13">#8065187167</text:span></text:p>
          <text:p text:style-name="P8"><text:span text:style-name="T7">Diary, 2021-04-28</text:span><text:span text:style-name="T7"><text:line-break/></text:span><text:span text:style-name="T7">They still suspect nothing ...</text:span></text:p>
          <draw:enhanced-geometry svg:viewBox="0 0 21600 21600" draw:type="rectangle" draw:enhanced-path="M 0 0 L 21600 0 21600 21600 0 21600 0 0 Z N"/>
        </draw:custom-shape>
        <draw:frame draw:style-name="gr34" draw:text-style-name="P29" draw:layer="measurelines" svg:width="3.429cm" svg:height="1.143cm" svg:x="20.815cm" svg:y="7.425cm">
          <draw:text-box>
            <text:p text:style-name="P2">...</text:p>
          </draw:text-box>
        </draw:frame>
        <draw:custom-shape draw:style-name="gr35" draw:text-style-name="P28" xml:id="id2" draw:id="id2" draw:layer="measurelines" svg:width="7.982cm" svg:height="1.778cm" svg:x="18.538cm" svg:y="8.381cm">
          <text:p text:style-name="P8"><text:span text:style-name="T13">#8065187321</text:span></text:p>
          <text:p text:style-name="P8"><text:span text:style-name="T7">Recap: ...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line draw:style-name="gr36" draw:text-style-name="P15" xml:id="id5" draw:id="id5" draw:layer="measurelines" svg:x1="12.296cm" svg:y1="7.982cm" svg:x2="14.963cm" svg:y2="7.982cm">
          <text:p/>
        </draw:line>
        <draw:line draw:style-name="gr36" draw:text-style-name="P15" xml:id="id3" draw:id="id3" draw:layer="measurelines" svg:x1="12.297cm" svg:y1="8.482cm" svg:x2="14.964cm" svg:y2="8.482cm">
          <text:p/>
        </draw:line>
        <draw:line draw:style-name="gr36" draw:text-style-name="P15" xml:id="id1" draw:id="id1" draw:layer="measurelines" svg:x1="12.298cm" svg:y1="8.982cm" svg:x2="14.965cm" svg:y2="8.982cm">
          <text:p/>
        </draw:line>
        <draw:connector draw:style-name="gr37" draw:text-style-name="P15" draw:layer="measurelines" svg:x1="14.965cm" svg:y1="8.982cm" svg:x2="18.538cm" svg:y2="9.27cm" draw:start-shape="id1" draw:start-glue-point="1" draw:end-shape="id2" draw:end-glue-point="3" svg:d="M14965 8982h1787v288h1786" svg:viewBox="0 0 3574 289">
          <text:p/>
        </draw:connector>
        <draw:connector draw:style-name="gr37" draw:text-style-name="P15" draw:layer="measurelines" svg:x1="14.964cm" svg:y1="8.482cm" svg:x2="18.538cm" svg:y2="4.87cm" draw:start-shape="id3" draw:start-glue-point="1" draw:end-shape="id4" draw:end-glue-point="3" svg:d="M14964 8482h1787v-3612h1787" svg:viewBox="0 0 3575 3613">
          <text:p/>
        </draw:connector>
        <draw:connector draw:style-name="gr37" draw:text-style-name="P15" draw:layer="measurelines" draw:line-skew="-0.391cm" svg:x1="14.963cm" svg:y1="7.982cm" svg:x2="18.538cm" svg:y2="2.97cm" draw:start-shape="id5" draw:start-glue-point="1" draw:end-shape="id6" draw:end-glue-point="3" svg:d="M14963 7982h1397v-5012h2178" svg:viewBox="0 0 3576 5013">
          <text:p/>
        </draw:connector>
        <draw:custom-shape draw:style-name="gr28" draw:text-style-name="P22" draw:layer="measurelines" svg:width="5.334cm" svg:height="5.667cm" svg:x="1.863cm" svg:y="2.086cm">
          <text:p text:style-name="P7"><text:span text:style-name="T5">List of Entries</text:span></text:p>
          <text:p text:style-name="P8"><text:span text:style-name="T6"/></text:p>
          <text:p text:style-name="P8"><text:span text:style-name="T14">…</text:span></text:p>
          <text:p text:style-name="P8"><text:span text:style-name="T10">04_main_efficiency.pdf</text:span></text:p>
          <text:p text:style-name="P8"><text:span text:style-name="T10">gfx/</text:span></text:p>
          <text:p text:style-name="P8"><text:span text:style-name="T7">03_main_decorators.pdf</text:span><text:span text:style-name="T10"><text:line-break/></text:span><text:span text:style-name="T10">02_main_iterators.pdf</text:span><text:span text:style-name="T10"><text:line-break/></text:span><text:span text:style-name="T10">01_main_efficiency.pdf</text:span><text:span text:style-name="T10"><text:line-break/></text:span><text:span text:style-name="T10">05_main_tkInter.pdf</text:span><text:span text:style-name="T15"><text:line-break/></text:span><text:span text:style-name="T15">...</text:span></text:p>
          <draw:enhanced-geometry svg:viewBox="0 0 21600 21600" draw:type="rectangle" draw:enhanced-path="M 0 0 L 21600 0 21600 21600 0 21600 0 0 Z N"/>
        </draw:custom-shape>
        <draw:line draw:style-name="gr37" draw:text-style-name="P15" draw:layer="measurelines" svg:x1="6.835cm" svg:y1="5.066cm" svg:x2="8.232cm" svg:y2="4.666cm">
          <text:p/>
        </draw:line>
      </draw:page>
      <draw:page draw:name="page4" draw:style-name="dp1" draw:master-page-name="Default">
        <draw:custom-shape draw:style-name="gr27" draw:text-style-name="P30" draw:layer="measurelines" svg:width="16.002cm" svg:height="9.271cm" svg:x="0.993cm" svg:y="1.003cm">
          <text:p text:style-name="P30"><text:span text:style-name="T4">File directory</text:span></text:p>
          <draw:enhanced-geometry svg:viewBox="0 0 21600 21600" draw:type="rectangle" draw:enhanced-path="M 0 0 L 21600 0 21600 21600 0 21600 0 0 Z N"/>
        </draw:custom-shape>
        <draw:custom-shape draw:style-name="gr28" draw:text-style-name="P22" draw:layer="measurelines" svg:width="5.334cm" svg:height="5.667cm" svg:x="8.063cm" svg:y="2.086cm">
          <text:p text:style-name="P31"><text:span text:style-name="T5">List of </text:span><text:span text:style-name="T6">Inodes</text:span></text:p>
          <text:p text:style-name="P32"><text:span text:style-name="T6"/></text:p>
          <text:p text:style-name="P31"><text:span text:style-name="T10">...</text:span><text:span text:style-name="T10"><text:line-break/></text:span><text:span text:style-name="T10"># 14293546</text:span></text:p>
          <text:p text:style-name="P31"><text:span text:style-name="T8"># 14293547</text:span></text:p>
          <text:p text:style-name="P31"><text:span text:style-name="T11"># 14293548</text:span><text:span text:style-name="T11"><text:line-break/></text:span><text:span text:style-name="T11">...</text:span></text:p>
          <draw:enhanced-geometry svg:viewBox="0 0 21600 21600" draw:type="rectangle" draw:enhanced-path="M 0 0 L 21600 0 21600 21600 0 21600 0 0 Z N"/>
        </draw:custom-shape>
        <draw:custom-shape draw:style-name="gr29" draw:text-style-name="P24" draw:layer="measurelines" svg:width="8.255cm" svg:height="4.699cm" svg:x="9.151cm" svg:y="5.356cm">
          <text:p text:style-name="P23"><text:span text:style-name="T6">Inode # 14293547</text:span></text:p>
          <text:p text:style-name="P23"><text:span text:style-name="T12"/></text:p>
          <text:p text:style-name="P23"><text:span text:style-name="T8">Last modfied: 2021-02-18, 14:33</text:span><text:span text:style-name="T8"><text:line-break/></text:span><text:span text:style-name="T8">Content Type: file</text:span><text:span text:style-name="T8"><text:line-break/></text:span><text:span text:style-name="T8">Storage locations:</text:span><text:span text:style-name="T8"><text:line-break/></text:span><text:span text:style-name="T8">#8065187165,</text:span><text:span text:style-name="T8"><text:line-break/></text:span><text:span text:style-name="T8">#8065187166,</text:span></text:p>
          <text:p text:style-name="P23"><text:span text:style-name="T8">#8065187321,</text:span><text:span text:style-name="T8"><text:line-break/></text:span><text:span text:style-name="T8">...</text:span></text:p>
          <draw:enhanced-geometry svg:viewBox="0 0 21600 21600" draw:type="rectangle" draw:enhanced-path="M 0 0 L 21600 0 21600 21600 0 21600 0 0 Z N"/>
        </draw:custom-shape>
        <draw:custom-shape draw:style-name="gr30" draw:text-style-name="P27" draw:layer="measurelines" svg:width="9.546cm" svg:height="9.271cm" svg:x="17.863cm" svg:y="1.003cm">
          <text:p text:style-name="P32"><text:span text:style-name="T6">Storage</text:span></text:p>
          <draw:enhanced-geometry svg:viewBox="0 0 21600 21600" draw:type="rectangle" draw:enhanced-path="M 0 0 L 21600 0 21600 21600 0 21600 0 0 Z N"/>
        </draw:custom-shape>
        <draw:custom-shape draw:style-name="gr38" draw:text-style-name="P28" xml:id="id12" draw:id="id12" draw:layer="measurelines" svg:width="7.982cm" svg:height="1.778cm" svg:x="18.538cm" svg:y="2.081cm">
          <text:p text:style-name="P31"><text:span text:style-name="T13">#8065187165</text:span></text:p>
          <text:p text:style-name="P31"><text:span text:style-name="T7">Python for Scientific Applications Part 3:</text:span></text:p>
          <text:p text:style-name="P31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8" xml:id="id10" draw:id="id10" draw:layer="measurelines" svg:width="7.982cm" svg:height="1.778cm" svg:x="18.538cm" svg:y="3.981cm">
          <text:p text:style-name="P31"><text:span text:style-name="T13">#8065187166</text:span></text:p>
          <text:p text:style-name="P31"><text:span text:style-name="T7">Decorators [Logo UR]</text:span></text:p>
          <text:p text:style-name="P31"><text:span text:style-name="T7"/></text:p>
          <draw:enhanced-geometry svg:viewBox="0 0 21600 21600" draw:type="rectangle" draw:enhanced-path="M 0 0 L 21600 0 21600 21600 0 21600 0 0 Z N"/>
        </draw:custom-shape>
        <draw:custom-shape draw:style-name="gr40" draw:text-style-name="P28" draw:layer="measurelines" svg:width="7.982cm" svg:height="1.777cm" svg:x="18.538cm" svg:y="5.881cm">
          <text:p text:style-name="P31"><text:span text:style-name="T13">#8065187167</text:span></text:p>
          <text:p text:style-name="P31"><text:span text:style-name="T7">Diary, 2021-04-28</text:span><text:span text:style-name="T7"><text:line-break/></text:span><text:span text:style-name="T7">They still suspect nothing ...</text:span></text:p>
          <draw:enhanced-geometry svg:viewBox="0 0 21600 21600" draw:type="rectangle" draw:enhanced-path="M 0 0 L 21600 0 21600 21600 0 21600 0 0 Z N"/>
        </draw:custom-shape>
        <draw:frame draw:style-name="gr34" draw:text-style-name="P34" draw:layer="measurelines" svg:width="3.429cm" svg:height="1.143cm" svg:x="20.815cm" svg:y="7.425cm">
          <draw:text-box>
            <text:p text:style-name="P33">...</text:p>
          </draw:text-box>
        </draw:frame>
        <draw:custom-shape draw:style-name="gr41" draw:text-style-name="P28" xml:id="id8" draw:id="id8" draw:layer="measurelines" svg:width="7.982cm" svg:height="1.778cm" svg:x="18.538cm" svg:y="8.381cm">
          <text:p text:style-name="P31"><text:span text:style-name="T13">#8065187321</text:span></text:p>
          <text:p text:style-name="P31"><text:span text:style-name="T7">Recap: ...</text:span></text:p>
          <text:p text:style-name="P31"><text:span text:style-name="T7"/></text:p>
          <draw:enhanced-geometry svg:viewBox="0 0 21600 21600" draw:type="rectangle" draw:enhanced-path="M 0 0 L 21600 0 21600 21600 0 21600 0 0 Z N"/>
        </draw:custom-shape>
        <draw:line draw:style-name="gr36" draw:text-style-name="P15" xml:id="id11" draw:id="id11" draw:layer="measurelines" svg:x1="12.296cm" svg:y1="7.982cm" svg:x2="14.963cm" svg:y2="7.982cm">
          <text:p/>
        </draw:line>
        <draw:line draw:style-name="gr36" draw:text-style-name="P15" xml:id="id9" draw:id="id9" draw:layer="measurelines" svg:x1="12.297cm" svg:y1="8.482cm" svg:x2="14.964cm" svg:y2="8.482cm">
          <text:p/>
        </draw:line>
        <draw:line draw:style-name="gr36" draw:text-style-name="P15" xml:id="id7" draw:id="id7" draw:layer="measurelines" svg:x1="12.298cm" svg:y1="8.982cm" svg:x2="14.965cm" svg:y2="8.982cm">
          <text:p/>
        </draw:line>
        <draw:connector draw:style-name="gr37" draw:text-style-name="P15" draw:layer="measurelines" svg:x1="14.965cm" svg:y1="8.982cm" svg:x2="18.538cm" svg:y2="9.27cm" draw:start-shape="id7" draw:start-glue-point="1" draw:end-shape="id8" draw:end-glue-point="3" svg:d="M14965 8982h1787v288h1786" svg:viewBox="0 0 3574 289">
          <text:p/>
        </draw:connector>
        <draw:connector draw:style-name="gr37" draw:text-style-name="P15" draw:layer="measurelines" svg:x1="14.964cm" svg:y1="8.482cm" svg:x2="18.538cm" svg:y2="4.87cm" draw:start-shape="id9" draw:start-glue-point="1" draw:end-shape="id10" draw:end-glue-point="3" svg:d="M14964 8482h1787v-3612h1787" svg:viewBox="0 0 3575 3613">
          <text:p/>
        </draw:connector>
        <draw:connector draw:style-name="gr37" draw:text-style-name="P15" draw:layer="measurelines" draw:line-skew="-0.391cm" svg:x1="14.963cm" svg:y1="7.982cm" svg:x2="18.538cm" svg:y2="2.97cm" draw:start-shape="id11" draw:start-glue-point="1" draw:end-shape="id12" draw:end-glue-point="3" svg:d="M14963 7982h1397v-5012h2178" svg:viewBox="0 0 3576 5013">
          <text:p/>
        </draw:connector>
        <draw:custom-shape draw:style-name="gr28" draw:text-style-name="P22" draw:layer="measurelines" svg:width="5.334cm" svg:height="5.667cm" svg:x="1.863cm" svg:y="2.086cm">
          <text:p text:style-name="P32"><text:span text:style-name="T5">List of Entries</text:span></text:p>
          <text:p text:style-name="P31"><text:span text:style-name="T6"/></text:p>
          <text:p text:style-name="P31"><text:span text:style-name="T14">…</text:span></text:p>
          <text:p text:style-name="P31"><text:span text:style-name="T14">04_main_efficiency.pdf</text:span></text:p>
          <text:p text:style-name="P31"><text:span text:style-name="T14">gfx/</text:span></text:p>
          <text:p text:style-name="P31"><text:span text:style-name="T14">03_main_decorators.pdf</text:span></text:p>
          <text:p text:style-name="P31"><text:span text:style-name="T14">02_main_iterators.pdf</text:span></text:p>
          <text:p text:style-name="P31"><text:span text:style-name="T14">01_main_efficiency.pdf</text:span></text:p>
          <text:p text:style-name="P31"><text:span text:style-name="T14">05_main_tkInter.pdf</text:span><text:span text:style-name="T14"><text:line-break/></text:span><text:span text:style-name="T16">04_Decorators.pdf</text:span><text:span text:style-name="T15"><text:line-break/></text:span><text:span text:style-name="T15">...</text:span></text:p>
          <draw:enhanced-geometry svg:viewBox="0 0 21600 21600" draw:type="rectangle" draw:enhanced-path="M 0 0 L 21600 0 21600 21600 0 21600 0 0 Z N"/>
        </draw:custom-shape>
        <draw:line draw:style-name="gr37" draw:text-style-name="P15" draw:layer="measurelines" svg:x1="5.699cm" svg:y1="7.096cm" svg:x2="8.232cm" svg:y2="4.676cm">
          <text:p/>
        </draw:line>
        <draw:line draw:style-name="gr37" draw:text-style-name="P15" draw:layer="measurelines" svg:x1="6.835cm" svg:y1="5.086cm" svg:x2="8.232cm" svg:y2="4.686cm">
          <text:p/>
        </draw:line>
      </draw:page>
      <draw:page draw:name="page5" draw:style-name="dp1" draw:master-page-name="Default">
        <draw:custom-shape draw:style-name="gr27" draw:text-style-name="P20" draw:layer="measurelines" svg:width="16.002cm" svg:height="9.271cm" svg:x="0.993cm" svg:y="1.003cm">
          <text:p text:style-name="P20"><text:span text:style-name="T4">File directory</text:span></text:p>
          <draw:enhanced-geometry svg:viewBox="0 0 21600 21600" draw:type="rectangle" draw:enhanced-path="M 0 0 L 21600 0 21600 21600 0 21600 0 0 Z N"/>
        </draw:custom-shape>
        <draw:custom-shape draw:style-name="gr28" draw:text-style-name="P22" draw:layer="measurelines" svg:width="5.334cm" svg:height="5.667cm" svg:x="8.063cm" svg:y="2.086cm">
          <text:p text:style-name="P8"><text:span text:style-name="T5">List of </text:span><text:span text:style-name="T6">Inodes</text:span></text:p>
          <text:p text:style-name="P7"><text:span text:style-name="T6"/></text:p>
          <text:p text:style-name="P8"><text:span text:style-name="T10">...</text:span><text:span text:style-name="T10"><text:line-break/></text:span><text:span text:style-name="T10"># 14293546</text:span></text:p>
          <text:p text:style-name="P8"><text:span text:style-name="T11"># 14293547</text:span></text:p>
          <text:p text:style-name="P8"><text:span text:style-name="T17"># 14293548</text:span><text:span text:style-name="T11"><text:line-break/></text:span><text:span text:style-name="T11">...</text:span></text:p>
          <draw:enhanced-geometry svg:viewBox="0 0 21600 21600" draw:type="rectangle" draw:enhanced-path="M 0 0 L 21600 0 21600 21600 0 21600 0 0 Z N"/>
        </draw:custom-shape>
        <draw:custom-shape draw:style-name="gr29" draw:text-style-name="P24" draw:layer="measurelines" svg:width="8.255cm" svg:height="4.699cm" svg:x="9.151cm" svg:y="5.356cm">
          <text:p text:style-name="P23"><text:span text:style-name="T6">Inode # 14293548</text:span></text:p>
          <text:p text:style-name="P23"><text:span text:style-name="T12"/></text:p>
          <text:p text:style-name="P23"><text:span text:style-name="T8">Last modfied: 2021-02-18, 14:33</text:span><text:span text:style-name="T8"><text:line-break/></text:span><text:span text:style-name="T8">Content Type: </text:span><text:span text:style-name="T18">symbolic link</text:span><text:span text:style-name="T8"><text:line-break/></text:span><text:span text:style-name="T8">Storage locations:</text:span><text:span text:style-name="T8"><text:line-break/></text:span><text:span text:style-name="T8">#8065187322</text:span><text:span text:style-name="T8"><text:line-break/></text:span><text:span text:style-name="T8"/></text:p>
          <draw:enhanced-geometry svg:viewBox="0 0 21600 21600" draw:type="rectangle" draw:enhanced-path="M 0 0 L 21600 0 21600 21600 0 21600 0 0 Z N"/>
        </draw:custom-shape>
        <draw:custom-shape draw:style-name="gr30" draw:text-style-name="P27" draw:layer="measurelines" svg:width="9.546cm" svg:height="9.271cm" svg:x="17.863cm" svg:y="1.003cm">
          <text:p text:style-name="P7"><text:span text:style-name="T6">Storage</text:span></text:p>
          <draw:enhanced-geometry svg:viewBox="0 0 21600 21600" draw:type="rectangle" draw:enhanced-path="M 0 0 L 21600 0 21600 21600 0 21600 0 0 Z N"/>
        </draw:custom-shape>
        <draw:custom-shape draw:style-name="gr42" draw:text-style-name="P28" xml:id="id14" draw:id="id14" draw:layer="measurelines" svg:width="7.982cm" svg:height="1.778cm" svg:x="18.538cm" svg:y="2.081cm">
          <text:p text:style-name="P8"><text:span text:style-name="T13">#8065187322</text:span></text:p>
          <text:p text:style-name="P8"><text:span text:style-name="T7">03_main_decorators.pdf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6" draw:text-style-name="P15" xml:id="id13" draw:id="id13" draw:layer="measurelines" svg:x1="12.296cm" svg:y1="7.982cm" svg:x2="14.963cm" svg:y2="7.982cm">
          <text:p/>
        </draw:line>
        <draw:connector draw:style-name="gr37" draw:text-style-name="P15" draw:layer="measurelines" draw:line-skew="-0.391cm" svg:x1="14.963cm" svg:y1="7.982cm" svg:x2="18.538cm" svg:y2="2.97cm" draw:start-shape="id13" draw:start-glue-point="1" draw:end-shape="id14" draw:end-glue-point="3" svg:d="M14963 7982h1397v-5012h2178" svg:viewBox="0 0 3576 5013">
          <text:p/>
        </draw:connector>
        <draw:custom-shape draw:style-name="gr28" draw:text-style-name="P22" draw:layer="measurelines" svg:width="5.334cm" svg:height="5.667cm" svg:x="1.863cm" svg:y="2.086cm">
          <text:p text:style-name="P7"><text:span text:style-name="T5">List of Entries</text:span></text:p>
          <text:p text:style-name="P8"><text:span text:style-name="T6"/></text:p>
          <text:p text:style-name="P8"><text:span text:style-name="T14">…</text:span></text:p>
          <text:p text:style-name="P8"><text:span text:style-name="T14">04_main_efficiency.pdf</text:span></text:p>
          <text:p text:style-name="P8"><text:span text:style-name="T14">gfx/</text:span></text:p>
          <text:p text:style-name="P8"><text:span text:style-name="T14">03_main_decorators.pdf</text:span></text:p>
          <text:p text:style-name="P8"><text:span text:style-name="T14">02_main_iterators.pdf</text:span></text:p>
          <text:p text:style-name="P8"><text:span text:style-name="T14">01_main_efficiency.pdf</text:span></text:p>
          <text:p text:style-name="P8"><text:span text:style-name="T14">05_main_tkInter.pdf</text:span><text:span text:style-name="T14"><text:line-break/></text:span><text:span text:style-name="T16">04_Decorators.pdf</text:span><text:span text:style-name="T15"><text:line-break/></text:span><text:span text:style-name="T15">...</text:span></text:p>
          <draw:enhanced-geometry svg:viewBox="0 0 21600 21600" draw:type="rectangle" draw:enhanced-path="M 0 0 L 21600 0 21600 21600 0 21600 0 0 Z N"/>
        </draw:custom-shape>
        <draw:line draw:style-name="gr37" draw:text-style-name="P15" draw:layer="measurelines" svg:x1="5.699cm" svg:y1="7.096cm" svg:x2="8.239cm" svg:y2="5.064cm">
          <text:p/>
        </draw:line>
        <draw:custom-shape draw:style-name="gr43" draw:text-style-name="P28" draw:layer="measurelines" svg:width="7.982cm" svg:height="1.777cm" svg:x="18.545cm" svg:y="3.976cm">
          <text:p text:style-name="P31"><text:span text:style-name="T13">#8065187322</text:span></text:p>
          <text:p text:style-name="P31"><text:span text:style-name="T7">Gentlemen, you can’t fight in here. This</text:span><text:span text:style-name="T7"><text:line-break/></text:span><text:span text:style-name="T7">is the war room.</text:span></text:p>
          <draw:enhanced-geometry svg:viewBox="0 0 21600 21600" draw:type="rectangle" draw:enhanced-path="M 0 0 L 21600 0 21600 21600 0 21600 0 0 Z N"/>
        </draw:custom-shape>
        <draw:custom-shape draw:style-name="gr44" draw:text-style-name="P28" draw:layer="measurelines" svg:width="7.982cm" svg:height="1.777cm" svg:x="18.545cm" svg:y="5.876cm">
          <text:p text:style-name="P31"><text:span text:style-name="T13">#8065187323</text:span></text:p>
          <text:p text:style-name="P31"><text:span text:style-name="T7">The first rule of project mayhem is you</text:span><text:span text:style-name="T7"><text:line-break/></text:span><text:span text:style-name="T7">do not ask questions.</text:span></text:p>
          <draw:enhanced-geometry svg:viewBox="0 0 21600 21600" draw:type="rectangle" draw:enhanced-path="M 0 0 L 21600 0 21600 21600 0 21600 0 0 Z N"/>
        </draw:custom-shape>
        <draw:custom-shape draw:style-name="gr45" draw:text-style-name="P28" draw:layer="measurelines" svg:width="7.982cm" svg:height="1.777cm" svg:x="18.545cm" svg:y="7.776cm">
          <text:p text:style-name="P31"><text:span text:style-name="T13">#8065187324</text:span></text:p>
          <text:p text:style-name="P31"><text:span text:style-name="T7">I am serious. And don't call me Shirley.</text:span></text:p>
          <draw:enhanced-geometry svg:viewBox="0 0 21600 21600" draw:type="rectangle" draw:enhanced-path="M 0 0 L 21600 0 21600 21600 0 21600 0 0 Z N"/>
        </draw:custom-shape>
        <draw:frame draw:style-name="gr34" draw:text-style-name="P34" draw:layer="measurelines" svg:width="3.429cm" svg:height="1.143cm" svg:x="20.816cm" svg:y="9.275cm">
          <draw:text-box>
            <text:p text:style-name="P33">...</text:p>
          </draw:text-box>
        </draw:frame>
        <draw:line draw:style-name="gr37" draw:text-style-name="P15" draw:layer="measurelines" svg:x1="6.835cm" svg:y1="5.086cm" svg:x2="8.232cm" svg:y2="4.686cm">
          <text:p/>
        </draw:line>
      </draw:page>
      <draw:page draw:name="page6" draw:style-name="dp1" draw:master-page-name="Default">
        <draw:custom-shape draw:style-name="gr27" draw:text-style-name="P20" draw:layer="measurelines" svg:width="16.002cm" svg:height="9.271cm" svg:x="0.993cm" svg:y="1.003cm">
          <text:p text:style-name="P20"><text:span text:style-name="T4">File directory</text:span></text:p>
          <draw:enhanced-geometry svg:viewBox="0 0 21600 21600" draw:type="rectangle" draw:enhanced-path="M 0 0 L 21600 0 21600 21600 0 21600 0 0 Z N"/>
        </draw:custom-shape>
        <draw:custom-shape draw:style-name="gr28" draw:text-style-name="P22" draw:layer="measurelines" svg:width="5.334cm" svg:height="5.667cm" svg:x="8.063cm" svg:y="2.086cm">
          <text:p text:style-name="P8"><text:span text:style-name="T5">List of </text:span><text:span text:style-name="T6">Inodes</text:span></text:p>
          <text:p text:style-name="P7"><text:span text:style-name="T6"/></text:p>
          <text:p text:style-name="P8"><text:span text:style-name="T10">...</text:span><text:span text:style-name="T10"><text:line-break/></text:span><text:span text:style-name="T10"># 14293546</text:span></text:p>
          <text:p text:style-name="P8"><text:span text:style-name="T8"># 14293547</text:span></text:p>
          <text:p text:style-name="P8"><text:span text:style-name="T17"># 14293548</text:span><text:span text:style-name="T11"><text:line-break/></text:span><text:span text:style-name="T11">...</text:span></text:p>
          <draw:enhanced-geometry svg:viewBox="0 0 21600 21600" draw:type="rectangle" draw:enhanced-path="M 0 0 L 21600 0 21600 21600 0 21600 0 0 Z N"/>
        </draw:custom-shape>
        <draw:custom-shape draw:style-name="gr29" draw:text-style-name="P24" draw:layer="measurelines" svg:width="8.255cm" svg:height="4.699cm" svg:x="9.151cm" svg:y="5.356cm">
          <text:p text:style-name="P23"><text:span text:style-name="T6">Inode # 14293548</text:span></text:p>
          <text:p text:style-name="P23"><text:span text:style-name="T12"/></text:p>
          <text:p text:style-name="P23"><text:span text:style-name="T8">Last modfied: 2021-02-18, 14:33</text:span><text:span text:style-name="T8"><text:line-break/></text:span><text:span text:style-name="T8">Content Type: </text:span><text:span text:style-name="T19">file</text:span><text:span text:style-name="T8"><text:line-break/></text:span><text:span text:style-name="T8">Storage locations:</text:span><text:span text:style-name="T8"><text:line-break/></text:span><text:span text:style-name="T8">#8065187322</text:span><text:span text:style-name="T8"><text:line-break/></text:span><text:span text:style-name="T8"/></text:p>
          <draw:enhanced-geometry svg:viewBox="0 0 21600 21600" draw:type="rectangle" draw:enhanced-path="M 0 0 L 21600 0 21600 21600 0 21600 0 0 Z N"/>
        </draw:custom-shape>
        <draw:custom-shape draw:style-name="gr30" draw:text-style-name="P27" draw:layer="measurelines" svg:width="9.546cm" svg:height="9.271cm" svg:x="17.863cm" svg:y="1.003cm">
          <text:p text:style-name="P7"><text:span text:style-name="T6">Storage</text:span></text:p>
          <draw:enhanced-geometry svg:viewBox="0 0 21600 21600" draw:type="rectangle" draw:enhanced-path="M 0 0 L 21600 0 21600 21600 0 21600 0 0 Z N"/>
        </draw:custom-shape>
        <draw:custom-shape draw:style-name="gr46" draw:text-style-name="P28" xml:id="id16" draw:id="id16" draw:layer="measurelines" svg:width="7.982cm" svg:height="1.778cm" svg:x="18.538cm" svg:y="2.081cm">
          <text:p text:style-name="P8"><text:span text:style-name="T13">#8065187322</text:span></text:p>
          <text:p text:style-name="P8"><text:span text:style-name="T20">% command to GUI</text:span></text:p>
          <text:p text:style-name="P8"><text:span text:style-name="T7">% go look at 03_main_decorators.pdf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6" draw:text-style-name="P15" xml:id="id15" draw:id="id15" draw:layer="measurelines" svg:x1="12.296cm" svg:y1="7.982cm" svg:x2="14.963cm" svg:y2="7.982cm">
          <text:p/>
        </draw:line>
        <draw:connector draw:style-name="gr37" draw:text-style-name="P15" draw:layer="measurelines" draw:line-skew="-0.391cm" svg:x1="14.963cm" svg:y1="7.982cm" svg:x2="18.538cm" svg:y2="2.97cm" draw:start-shape="id15" draw:start-glue-point="1" draw:end-shape="id16" draw:end-glue-point="3" svg:d="M14963 7982h1397v-5012h2178" svg:viewBox="0 0 3576 5013">
          <text:p/>
        </draw:connector>
        <draw:custom-shape draw:style-name="gr28" draw:text-style-name="P22" draw:layer="measurelines" svg:width="5.334cm" svg:height="5.667cm" svg:x="1.863cm" svg:y="2.086cm">
          <text:p text:style-name="P7"><text:span text:style-name="T5">List of Entries</text:span></text:p>
          <text:p text:style-name="P8"><text:span text:style-name="T6"/></text:p>
          <text:p text:style-name="P8"><text:span text:style-name="T14">…</text:span></text:p>
          <text:p text:style-name="P8"><text:span text:style-name="T14">04_main_efficiency.pdf</text:span></text:p>
          <text:p text:style-name="P8"><text:span text:style-name="T14">gfx/</text:span></text:p>
          <text:p text:style-name="P8"><text:span text:style-name="T14">03_main_decorators.pdf</text:span></text:p>
          <text:p text:style-name="P8"><text:span text:style-name="T14">02_main_iterators.pdf</text:span></text:p>
          <text:p text:style-name="P8"><text:span text:style-name="T14">01_main_efficiency.pdf</text:span></text:p>
          <text:p text:style-name="P8"><text:span text:style-name="T14">05_main_tkInter.pdf</text:span><text:span text:style-name="T14"><text:line-break/></text:span><text:span text:style-name="T16">04_Decorators.lnk</text:span><text:span text:style-name="T15"><text:line-break/></text:span><text:span text:style-name="T15">...</text:span></text:p>
          <draw:enhanced-geometry svg:viewBox="0 0 21600 21600" draw:type="rectangle" draw:enhanced-path="M 0 0 L 21600 0 21600 21600 0 21600 0 0 Z N"/>
        </draw:custom-shape>
        <draw:line draw:style-name="gr37" draw:text-style-name="P15" draw:layer="measurelines" svg:x1="5.699cm" svg:y1="7.096cm" svg:x2="8.239cm" svg:y2="5.064cm">
          <text:p/>
        </draw:line>
        <draw:custom-shape draw:style-name="gr47" draw:text-style-name="P28" draw:layer="measurelines" svg:width="7.982cm" svg:height="1.777cm" svg:x="18.545cm" svg:y="3.975cm">
          <text:p text:style-name="P31"><text:span text:style-name="T13">#8065187322</text:span></text:p>
          <text:p text:style-name="P31"><text:span text:style-name="T7">Gentlemen, you can’t fight in here. This</text:span><text:span text:style-name="T7"><text:line-break/></text:span><text:span text:style-name="T7">is the war room.</text:span></text:p>
          <draw:enhanced-geometry svg:viewBox="0 0 21600 21600" draw:type="rectangle" draw:enhanced-path="M 0 0 L 21600 0 21600 21600 0 21600 0 0 Z N"/>
        </draw:custom-shape>
        <draw:custom-shape draw:style-name="gr48" draw:text-style-name="P28" draw:layer="measurelines" svg:width="7.982cm" svg:height="1.777cm" svg:x="18.545cm" svg:y="5.875cm">
          <text:p text:style-name="P31"><text:span text:style-name="T13">#8065187323</text:span></text:p>
          <text:p text:style-name="P31"><text:span text:style-name="T7">The first rule of project mayhem is you</text:span><text:span text:style-name="T7"><text:line-break/></text:span><text:span text:style-name="T7">do not ask questions.</text:span></text:p>
          <draw:enhanced-geometry svg:viewBox="0 0 21600 21600" draw:type="rectangle" draw:enhanced-path="M 0 0 L 21600 0 21600 21600 0 21600 0 0 Z N"/>
        </draw:custom-shape>
        <draw:custom-shape draw:style-name="gr49" draw:text-style-name="P28" draw:layer="measurelines" svg:width="7.982cm" svg:height="1.777cm" svg:x="18.545cm" svg:y="7.775cm">
          <text:p text:style-name="P31"><text:span text:style-name="T13">#8065187324</text:span></text:p>
          <text:p text:style-name="P31"><text:span text:style-name="T7">I am serious. And don't call me Shirley.</text:span></text:p>
          <draw:enhanced-geometry svg:viewBox="0 0 21600 21600" draw:type="rectangle" draw:enhanced-path="M 0 0 L 21600 0 21600 21600 0 21600 0 0 Z N"/>
        </draw:custom-shape>
        <draw:frame draw:style-name="gr34" draw:text-style-name="P34" draw:layer="measurelines" svg:width="3.429cm" svg:height="1.143cm" svg:x="20.816cm" svg:y="9.274cm">
          <draw:text-box>
            <text:p text:style-name="P33">...</text:p>
          </draw:text-box>
        </draw:frame>
        <draw:line draw:style-name="gr37" draw:text-style-name="P15" draw:layer="measurelines" svg:x1="6.835cm" svg:y1="5.086cm" svg:x2="8.232cm" svg:y2="4.68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Black_20_90_20_Degrees" draw:display-name="Black 90 Degrees" draw:style="single" draw:color="#000000" draw:distance="0.102cm" draw:rotation="90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8T11:18:16.672355790</meta:creation-date>
    <dc:date>2021-04-28T22:13:26.439558267</dc:date>
    <meta:editing-duration>PT1H49M57S</meta:editing-duration>
    <meta:editing-cycles>17</meta:editing-cycles>
    <meta:generator>LibreOffice/6.4.7.2$Linux_X86_64 LibreOffice_project/40$Build-2</meta:generator>
    <meta:document-statistic meta:object-count="141"/>
  </office:meta>
</office:document-meta>
</file>